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1.25in"/>
    </style:style>
    <style:style style:name="co2" style:family="table-column">
      <style:table-column-properties fo:break-before="auto" style:column-width="1.90625in"/>
    </style:style>
    <style:style style:name="co3" style:family="table-column">
      <style:table-column-properties fo:break-before="auto" style:column-width="2.5416666666666665in"/>
    </style:style>
    <style:style style:name="co4" style:family="table-column">
      <style:table-column-properties fo:break-before="auto" style:column-width="1.7291666666666667in"/>
    </style:style>
    <style:style style:name="co5" style:family="table-column">
      <style:table-column-properties fo:break-before="auto" style:column-width="2.6458333333333335in"/>
    </style:style>
    <style:style style:name="co6" style:family="table-column">
      <style:table-column-properties fo:break-before="auto" style:column-width="6.177083333333333in"/>
    </style:style>
    <style:style style:name="co7" style:family="table-column">
      <style:table-column-properties fo:break-before="auto" style:column-width="7.84375in"/>
    </style:style>
    <style:style style:name="co8" style:family="table-column">
      <style:table-column-properties fo:break-before="auto" style:column-width="5.416666666666667in"/>
    </style:style>
    <style:style style:name="co9" style:family="table-column">
      <style:table-column-properties fo:break-before="auto" style:column-width="3.28125in"/>
    </style:style>
    <style:style style:name="co10" style:family="table-column">
      <style:table-column-properties fo:break-before="auto" style:column-width="4.260416666666667in"/>
    </style:style>
    <style:style style:name="ro1" style:family="table-row">
      <style:table-row-properties style:row-height="0.17708333333333334in" fo:break-before="auto" style:use-optimal-row-height="false"/>
    </style:style>
    <style:style style:name="ro2" style:family="table-row">
      <style:table-row-properties style:row-height="0.3541666666666667in" fo:break-before="auto" style:use-optimal-row-height="true"/>
    </style:style>
    <style:style style:name="ro3" style:family="table-row">
      <style:table-row-properties style:row-height="2.65625in" fo:break-before="auto" style:use-optimal-row-height="true"/>
    </style:style>
    <style:style style:name="ro4" style:family="table-row">
      <style:table-row-properties style:row-height="3.5416666666666665in" fo:break-before="auto" style:use-optimal-row-height="true"/>
    </style:style>
    <style:style style:name="ro5" style:family="table-row">
      <style:table-row-properties style:row-height="3.1875in" fo:break-before="auto" style:use-optimal-row-height="true"/>
    </style:style>
    <style:style style:name="ro6" style:family="table-row">
      <style:table-row-properties style:row-height="5.666666666666667in" fo:break-before="auto" style:use-optimal-row-height="true"/>
    </style:style>
    <style:style style:name="ro7" style:family="table-row">
      <style:table-row-properties style:row-height="1.2395833333333333in" fo:break-before="auto" style:use-optimal-row-height="true"/>
    </style:style>
    <style:style style:name="ro8" style:family="table-row">
      <style:table-row-properties style:row-height="3.71875in" fo:break-before="auto" style:use-optimal-row-height="true"/>
    </style:style>
    <style:style style:name="ro9" style:family="table-row">
      <style:table-row-properties style:row-height="4.604166666666667in" fo:break-before="auto" style:use-optimal-row-height="true"/>
    </style:style>
    <style:style style:name="ro10" style:family="table-row">
      <style:table-row-properties style:row-height="3.8958333333333335in" fo:break-before="auto" style:use-optimal-row-height="true"/>
    </style:style>
    <style:style style:name="ro11" style:family="table-row">
      <style:table-row-properties style:row-height="2.3020833333333335in" fo:break-before="auto" style:use-optimal-row-height="true"/>
    </style:style>
    <style:style style:name="ro12" style:family="table-row">
      <style:table-row-properties style:row-height="4.25in" fo:break-before="auto" style:use-optimal-row-height="true"/>
    </style:style>
    <style:style style:name="ro13" style:family="table-row">
      <style:table-row-properties style:row-height="5.489583333333333in" fo:break-before="auto" style:use-optimal-row-height="true"/>
    </style:style>
    <style:style style:name="ro14" style:family="table-row">
      <style:table-row-properties style:row-height="3.3645833333333335in" fo:break-before="auto" style:use-optimal-row-height="true"/>
    </style:style>
    <style:style style:name="ro15" style:family="table-row">
      <style:table-row-properties style:row-height="5.6875in" fo:break-before="auto" style:use-optimal-row-height="true"/>
    </style:style>
    <style:style style:name="ro16" style:family="table-row">
      <style:table-row-properties style:row-height="1.7708333333333333in" fo:break-before="auto" style:use-optimal-row-height="true"/>
    </style:style>
    <style:style style:name="ro17" style:family="table-row">
      <style:table-row-properties style:row-height="0.8854166666666666in" fo:break-before="auto" style:use-optimal-row-height="true"/>
    </style:style>
    <style:style style:name="ro18" style:family="table-row">
      <style:table-row-properties style:row-height="1.0625in" fo:break-before="auto" style:use-optimal-row-height="true"/>
    </style:style>
    <style:style style:name="ro19" style:family="table-row">
      <style:table-row-properties style:row-height="0.17708333333333334in" fo:break-before="auto" style:use-optimal-row-height="true"/>
    </style:style>
    <style:style style:name="ta1" style:family="table" style:master-page-name="PageStyle_5f_Sheet1">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fo:wrap-option="wrap" style:vertical-align="middle"/>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data-style-name="N0">
      <style:table-cell-properties fo:wrap-option="wrap" style:vertical-align="bottom" fo:background-color="#FF99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4"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style:style style:name="ce25" style:family="table-cell" style:parent-style-name="Default" style:data-style-name="N0">
      <style:table-cell-properties fo:wrap-option="wrap" style:vertical-align="bottom" fo:background-color="#00FF00"/>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6" style:family="table-cell" style:parent-style-name="Default" style:data-style-name="N0">
      <style:table-cell-properties fo:wrap-option="wrap" style:vertical-align="bottom"/>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0">
      <style:table-cell-properties fo:wrap-option="wrap" style:vertical-align="bottom"/>
      <style:paragraph-properties fo:text-align="center"/>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FF0000" style:text-underline-style="none"/>
    </style:style>
  </office:automatic-styles>
  <office:body>
    <office:spreadsheet>
      <table:table table:name="Sheet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number-columns-repeated="2" table:default-cell-style-name="ce-1"/>
        <table:table-column table:style-name="co5" table:default-cell-style-name="ce-1"/>
        <table:table-column table:style-name="co6" table:default-cell-style-name="ce-1"/>
        <table:table-column table:style-name="co7" table:default-cell-style-name="ce-1"/>
        <table:table-column table:style-name="co1" table:default-cell-style-name="ce-1"/>
        <table:table-column table:style-name="co8" table:default-cell-style-name="ce-1"/>
        <table:table-column table:style-name="co9" table:default-cell-style-name="ce-1"/>
        <table:table-column table:style-name="co1" table:default-cell-style-name="ce-1"/>
        <table:table-column table:style-name="co10" table:default-cell-style-name="ce-1"/>
        <table:table-column table:style-name="co1" table:number-columns-repeated="13" table:default-cell-style-name="ce-1"/>
        <table:table-column table:style-name="co1" table:default-cell-style-name="ce15" table:number-columns-repeated="230"/>
        <table:table-row table:style-name="ro2">
          <table:table-cell table:style-name="ce21" office:value-type="string">
            <text:p>w</text:p>
          </table:table-cell>
          <table:table-cell table:style-name="ce21" office:value-type="string">
            <text:p>Connection type</text:p>
          </table:table-cell>
          <table:table-cell table:style-name="ce21" office:value-type="string">
            <text:p>Number of pins</text:p>
          </table:table-cell>
          <table:table-cell table:style-name="ce21" office:value-type="string">
            <text:p>Wire gauge</text:p>
          </table:table-cell>
          <table:table-cell table:style-name="ce21" office:value-type="string">
            <text:p>Dimensional constraints</text:p>
          </table:table-cell>
          <table:table-cell table:style-name="ce21" office:value-type="string">
            <text:p>Additional constraints</text:p>
          </table:table-cell>
          <table:table-cell table:style-name="ce21" office:value-type="string">
            <text:p>Comments</text:p>
          </table:table-cell>
          <table:table-cell table:style-name="ce21" office:value-type="string">
            <text:p>Link to connector spec sheet</text:p>
          </table:table-cell>
          <table:table-cell table:style-name="ce21" office:value-type="string">
            <text:p>Price for one connector ($)</text:p>
          </table:table-cell>
          <table:table-cell table:style-name="ce21" office:value-type="string">
            <text:p>List of connectors (ivan)</text:p>
          </table:table-cell>
          <table:table-cell table:style-name="ce21" office:value-type="string">
            <text:p>Part Number</text:p>
          </table:table-cell>
          <table:table-cell table:style-name="ce21" office:value-type="string">
            <text:p>price (ivan)</text:p>
          </table:table-cell>
          <table:table-cell table:style-name="ce21" office:value-type="string">
            <text:p>Approved (ivan)</text:p>
          </table:table-cell>
          <table:table-cell table:style-name="ce21" office:value-type="string">
            <text:p>Newark Link</text:p>
          </table:table-cell>
          <table:table-cell table:style-name="ce21" office:value-type="string">
            <text:p>Approved (Greg)</text:p>
          </table:table-cell>
          <table:table-cell table:style-name="ce21" office:value-type="string">
            <text:p>Approved (Ty)</text:p>
          </table:table-cell>
          <table:table-cell table:style-name="ce21" office:value-type="string">
            <text:p>Approved (Shawn)</text:p>
          </table:table-cell>
        </table:table-row>
        <table:table-row table:style-name="ro3">
          <table:table-cell table:style-name="ce22" table:number-columns-spanned="1" table:number-rows-spanned="4" office:value-type="string">
            <text:p>Payload</text:p>
          </table:table-cell>
          <table:table-cell table:style-name="ce21" office:value-type="string">
            <text:p>Wire to wire</text:p>
          </table:table-cell>
          <table:table-cell table:style-name="ce21" office:value-type="float" office:value="2">
            <text:p>2</text:p>
          </table:table-cell>
          <table:table-cell table:number-columns-repeated="2"/>
          <table:table-cell table:style-name="ce21" office:value-type="string">
            <text:p>RBFP &amp; Dswitches</text:p>
          </table:table-cell>
          <table:table-cell table:style-name="ce21" office:value-type="string">
            <text:p>The male crimp outgasses at 1.01%. Not sure if approved.</text:p>
          </table:table-cell>
          <table:table-cell table:style-name="ce21" office:value-type="string">
            <text:p>http://www.harwin.com/M80-808/M80-8080205-product.html#M80-8080205, 
http://ca.mouser.com/ProductDetail/Harwin/M80-8980205/?qs=%2fha2pyFadugwGlPO3uoMwU%2f40ApcXLMxMIyHSt2rLNg%3d</text:p>
          </table:table-cell>
          <table:table-cell table:number-columns-repeated="2"/>
          <table:table-cell table:style-name="ce21" office:value-type="string">
            <text:p>M80-8080205</text:p>
          </table:table-cell>
          <table:table-cell/>
          <table:table-cell table:style-name="ce23" office:value-type="string">
            <text:p>PARTIALLY APPROVED

seems to meet all material specs, but missing male part</text:p>
          </table:table-cell>
          <table:table-cell table:number-columns-repeated="3"/>
          <table:table-cell table:style-name="ce21" office:value-type="string">
            <text:p>notes-http://portal.fciconnect.com/portal/page/portal/fciconnect/homepage</text:p>
          </table:table-cell>
        </table:table-row>
        <table:table-row table:style-name="ro4">
          <table:covered-table-cell/>
          <table:table-cell table:style-name="ce21" office:value-type="string">
            <text:p>PCB to wire, vertical</text:p>
          </table:table-cell>
          <table:table-cell table:style-name="ce21" office:value-type="float" office:value="2">
            <text:p>2</text:p>
          </table:table-cell>
          <table:table-cell table:number-columns-repeated="2"/>
          <table:table-cell table:style-name="ce21" office:value-type="string">
            <text:p>goes on upper payload board, power for payload</text:p>
          </table:table-cell>
          <table:table-cell table:style-name="ce21" office:value-type="string">
            <text:p>Mouser lets us buy by the unit, Male PCB: http://ca.mouser.com/ProductDetail/Harwin/M80-8770222/?qs=sGAEpiMZZMtsLRyDR9nM1yYng4wbORP%2fCjnLSoexlLg%3d
Female Crimp: http://ca.mouser.com/ProductDetail/Harwin/M80-8980205/?qs=%2fha2pyFadugwGlPO3uoMwU%2f40ApcXLMxMIyHSt2rLNg%3d</text:p>
          </table:table-cell>
          <table:table-cell table:style-name="ce21" office:value-type="string">
            <text:p>http://www.harwin.com/M80-877-datamate-2mm-pitch-high-reliability-l-tek-sil-male-vertical-pc-tail-connector-family.html</text:p>
          </table:table-cell>
          <table:table-cell table:style-name="ce21" office:value-type="string">
            <text:p>Male: $3.12 Female: $2.05</text:p>
          </table:table-cell>
          <table:table-cell table:style-name="ce21" office:value-type="string">
            <text:p>female: http://www.digikey.ca/product-detail/en/M80-8980205/952-1182-ND/2264171
male: http://www.digikey.ca/product-detail/en/M80-8820242/952-1069-5-ND/2264058</text:p>
          </table:table-cell>
          <table:table-cell table:style-name="ce21" office:value-type="string">
            <text:p>Fmale - M80-8980205
Male - M80-8760222</text:p>
          </table:table-cell>
          <table:table-cell/>
          <table:table-cell table:style-name="ce23" office:value-type="string">
            <text:p>PARTIALLY APPROVED

need to check if the glass filled polyamide they use outgasses or if it can be baked? if it cannot happen, the male part found by Eric on mouser uses a different platic</text:p>
          </table:table-cell>
          <table:table-cell/>
          <table:table-cell table:style-name="ce21" office:value-type="string">
            <text:p>Rejected the connector's wire gauge is too small I recommend these connectors instead MO-889 series instead
Fmale - M80-8980205</text:p>
          </table:table-cell>
        </table:table-row>
        <table:table-row table:style-name="ro5">
          <table:covered-table-cell/>
          <table:table-cell table:style-name="ce21" office:value-type="string">
            <text:p>PCB to wire, vertical</text:p>
          </table:table-cell>
          <table:table-cell table:style-name="ce21" office:value-type="float" office:value="6">
            <text:p>6</text:p>
          </table:table-cell>
          <table:table-cell table:style-name="ce21" office:value-type="string">
            <text:p>
</text:p>
          </table:table-cell>
          <table:table-cell/>
          <table:table-cell table:style-name="ce21" office:value-type="string">
            <text:p>goes on lower payload board, adc signals, shielded wires</text:p>
          </table:table-cell>
          <table:table-cell table:number-columns-repeated="3"/>
          <table:table-cell table:style-name="ce21" office:value-type="string">
            <text:p>female: http://www.digikey.ca/product-detail/en/M80-8880605/952-1197-ND/2264186
male: http://www.digikey.ca/product-detail/en/M80-8530642/952-1095-5-ND/2264084
male: http://www.digikey.ca/product-detail/en/M80-8280642/952-1161-5-ND/2264150
</text:p>
          </table:table-cell>
          <table:table-cell table:style-name="ce21" office:value-type="string">
            <text:p>Female - M80-8880605
Male Surfacemount - M80-8280642
Male ThroughHole -   M80-8530642</text:p>
          </table:table-cell>
          <table:table-cell/>
          <table:table-cell table:style-name="ce23" office:value-type="string">
            <text:p>PARTIALLY APPROVED

need to check if glass filled polyamide outgasses and if it does, look for alternative male connectors</text:p>
          </table:table-cell>
          <table:table-cell/>
          <table:table-cell table:style-name="ce24" office:value-type="string">
            <text:p>Rejected the connector's wire gauge is too small I recommend these connectors instead MO-889 series instead 
http://www.digikey.ca/product-detail/en/M80-8890605/952-1208-ND/2264197
http://www.digikey.ca/product-detail/en/M80-8540645/952-1882-ND/3727849
</text:p>
          </table:table-cell>
        </table:table-row>
        <table:table-row table:style-name="ro6">
          <table:covered-table-cell/>
          <table:table-cell table:style-name="ce21" office:value-type="string">
            <text:p>PCB to wire, 90deg</text:p>
          </table:table-cell>
          <table:table-cell table:style-name="ce21" office:value-type="float" office:value="4">
            <text:p>4</text:p>
          </table:table-cell>
          <table:table-cell table:number-columns-repeated="2"/>
          <table:table-cell table:style-name="ce21" office:value-type="string">
            <text:p>connects between upper and lower payload board</text:p>
          </table:table-cell>
          <table:table-cell table:style-name="ce21" office:value-type="string">
            <text:p>Mouser lets us buy by the unit. Male PCB: http://ca.mouser.com/ProductDetail/Harwin/M80-8760422/?qs=sGAEpiMZZMtsLRyDR9nM1%2fIXyW1Ctpx7fZK2MjUTqPc%3d
Female Crimp: http://ca.mouser.com/ProductDetail/Harwin/M80-8980405/?qs=sGAEpiMZZMtfXl%252bsADUrUPVIDPSx5SFt</text:p>
          </table:table-cell>
          <table:table-cell table:style-name="ce21" office:value-type="string">
            <text:p>http://www.digikey.ca/product-detail/en/M80-8760422/M80-8760422-ND/2272018</text:p>
          </table:table-cell>
          <table:table-cell table:style-name="ce21" office:value-type="string">
            <text:p>male: $4.02 Female: $3.35</text:p>
          </table:table-cell>
          <table:table-cell table:style-name="ce21" office:value-type="string">
            <text:p>female: http://www.digikey.ca/product-detail/en/M80-8890405/952-1207-ND/2264196
male: http://www.digikey.ca/product-detail/en/M80-6672042/952-2102-ND/3728066
male: http://www.digikey.ca/product-detail/en/M80-6660442/952-2095-ND/3728059
male: http://www.digikey.ca/product-detail/en/M80-8510442/952-1127-5-ND/2264116

alternative one row:
female: http://www.digikey.ca/product-detail/en/M80-8990405/952-1191-ND/2264180
male: http://www.digikey.ca/product-detail/en/M80-8420442/952-1078-5-ND/2264067</text:p>
          </table:table-cell>
          <table:table-cell table:style-name="ce21" office:value-type="string">
            <text:p>Female - M80-8890405
Male Surface Mount  - M80-6672042 
Male Surface Mount - M80-6660442
Male Through Hole - M80-8510442

Female Crimp - M80-8990405
Male - M80-8420442</text:p>
          </table:table-cell>
          <table:table-cell/>
          <table:table-cell table:style-name="ce23" office:value-type="string">
            <text:p>PARTIALLY APPROVED

check of glass filled polyamide outgasses, use alternative connectors on mouser</text:p>
          </table:table-cell>
        </table:table-row>
        <table:table-row table:style-name="ro7">
          <table:table-cell table:style-name="ce22" table:number-columns-spanned="1" table:number-rows-spanned="2" office:value-type="string">
            <text:p>Unbilical Cord</text:p>
          </table:table-cell>
          <table:table-cell table:style-name="ce21" office:value-type="string">
            <text:p>Wire to wire</text:p>
          </table:table-cell>
          <table:table-cell table:style-name="ce21" office:value-type="float" office:value="6">
            <text:p>6</text:p>
          </table:table-cell>
          <table:table-cell table:style-name="ce21" office:value-type="string">
            <text:p>22–24 for rj45</text:p>
          </table:table-cell>
          <table:table-cell table:number-columns-repeated="3"/>
          <table:table-cell table:style-name="ce21" office:value-type="string">
            <text:p>http://www.samtec.com/documents/webfiles/pdf/ipl1.pdf</text:p>
          </table:table-cell>
          <table:table-cell table:number-columns-repeated="4"/>
          <table:table-cell table:style-name="ce23" office:value-type="string">
            <text:p>PARTIALLY APPROVED

couldn't find anything wrong with them, but it doesn't hurt to call Samtec</text:p>
          </table:table-cell>
        </table:table-row>
        <table:table-row table:style-name="ro8">
          <table:covered-table-cell/>
          <table:table-cell table:style-name="ce21" office:value-type="string">
            <text:p>DB15</text:p>
          </table:table-cell>
          <table:table-cell table:number-columns-repeated="3"/>
          <table:table-cell table:style-name="ce21" office:value-type="string">
            <text:p>Does not have to be DB15, it may have as little as 6 pins, but it must fit the dimensions of a DB15 connector</text:p>
          </table:table-cell>
          <table:table-cell table:number-columns-repeated="3"/>
          <table:table-cell table:style-name="ce21" office:value-type="string">
            <text:p>male: http://www.digikey.ca/product-detail/en/M24308%2F4-11/A34440-ND/1145377
female: http://www.digikey.ca/product-detail/en/M24308%2F2-11/A34439-ND/1145376</text:p>
          </table:table-cell>
          <table:table-cell table:number-columns-repeated="2"/>
          <table:table-cell table:style-name="ce23" office:value-type="string">
            <text:p>PARTIALLY APPROVED

connectors seem to have some zinc and chromate, ubt I don't know how much of a contamination risk they pose and if we can't just bake the connector. unfortunately, the connector doesn't meet outgassing test in the mil standard for space applications but it meets all other ones - that's not such a good sign</text:p>
          </table:table-cell>
        </table:table-row>
        <table:table-row table:style-name="ro8">
          <table:table-cell table:style-name="ce22"/>
          <table:table-cell table:style-name="ce21" office:value-type="string">
            <text:p>DB25</text:p>
          </table:table-cell>
          <table:table-cell table:number-columns-repeated="5"/>
          <table:table-cell table:style-name="ce21" office:value-type="string">
            <text:p>http://www.digikey.ca/scripts/dksearch/dksus.dll?vendor=0&amp;keywords=206801-2</text:p>
          </table:table-cell>
          <table:table-cell/>
          <table:table-cell table:style-name="ce21" office:value-type="string">
            <text:p>male: http://www.digikey.ca/product-detail/en/M24308%2F4-3/A34459-ND/1145391
female: http://www.digikey.ca/product-detail/en/M24308%2F2-283/A34121-ND/1123897
</text:p>
          </table:table-cell>
          <table:table-cell table:number-columns-repeated="2"/>
          <table:table-cell table:style-name="ce23" office:value-type="string">
            <text:p>PARTIALLY APPROVED

connectors seem to have some zinc and chromate, ubt I don't know how much of a contamination risk they pose and if we can't just bake the connector. unfortunately, the connector doesn't meet outgassing test in the mil standard for space applications but it meets all other ones - that's not such a good sign</text:p>
          </table:table-cell>
        </table:table-row>
        <table:table-row table:style-name="ro5">
          <table:table-cell table:style-name="ce22" table:number-columns-spanned="1" table:number-rows-spanned="5" office:value-type="string">
            <text:p>Elec bay</text:p>
          </table:table-cell>
          <table:table-cell table:style-name="ce21" office:value-type="string">
            <text:p>PCB to wire, vertical or 90deg</text:p>
          </table:table-cell>
          <table:table-cell table:style-name="ce21" office:value-type="float" office:value="8">
            <text:p>8</text:p>
          </table:table-cell>
          <table:table-cell table:style-name="ce21" office:value-type="string">
            <text:p>16 - 20( Ty)</text:p>
          </table:table-cell>
          <table:table-cell/>
          <table:table-cell table:style-name="ce21" office:value-type="string">
            <text:p>CD&amp;H to Battery heaters</text:p>
          </table:table-cell>
          <table:table-cell table:style-name="ce21" office:value-type="string">
            <text:p>Mouser lets us buy by the unit. Male PCB: http://ca.mouser.com/ProductDetail/Harwin/M80-8670822/?qs=sGAEpiMZZMtsLRyDR9nM1%2fZyvdxwyOJsJoG2tN8i3dw%3d
Female Crimp 22G: http://www.digikey.ca/scripts/dksearch/dksus.dll?vendor=0&amp;keywords=M80-8890805</text:p>
          </table:table-cell>
          <table:table-cell table:style-name="ce21" office:value-type="string">
            <text:p>http://www.digikey.ca/scripts/dksearch/dksus.dll?vendor=0&amp;keywords=M80-8670822-ND</text:p>
          </table:table-cell>
          <table:table-cell table:style-name="ce21" office:value-type="string">
            <text:p>Male: $4.43 Female: $6.30</text:p>
          </table:table-cell>
          <table:table-cell table:style-name="ce21" office:value-type="string">
            <text:p>female: http://www.digikey.ca/product-detail/en/M80-8890805/952-1209-ND/2264198
male: http://www.digikey.ca/product-detail/en/M80-8670805/952-2116-ND/3728080
</text:p>
          </table:table-cell>
          <table:table-cell table:number-columns-repeated="2"/>
          <table:table-cell table:style-name="ce25" office:value-type="string">
            <text:p>APPROVED</text:p>
          </table:table-cell>
        </table:table-row>
        <table:table-row table:style-name="ro9">
          <table:covered-table-cell/>
          <table:table-cell table:style-name="ce21" office:value-type="string">
            <text:p>PCB to ribbon cable</text:p>
          </table:table-cell>
          <table:table-cell table:style-name="ce21" office:value-type="float" office:value="50">
            <text:p>50</text:p>
          </table:table-cell>
          <table:table-cell table:style-name="ce26" office:value-type="float" office:value="30">
            <text:p>30</text:p>
          </table:table-cell>
          <table:table-cell/>
          <table:table-cell table:style-name="ce21" office:value-type="string">
            <text:p>CD&amp;H to Q6</text:p>
          </table:table-cell>
          <table:table-cell table:style-name="ce21" office:value-type="string">
            <text:p>http://www.samtec.com/documents/webfiles/pdf/fftp.pdf</text:p>
          </table:table-cell>
          <table:table-cell table:number-columns-repeated="2"/>
          <table:table-cell table:style-name="ce21" office:value-type="string">
            <text:p>two row:
female: http://www.digikey.ca/product-detail/en/M80-4615005/952-1039-ND/2264028
male: http://www.digikey.ca/product-detail/en/M80-5105042/952-1015-5-ND/2264004

three row:
female: http://www.digikey.ca/product-detail/en/M83-LFC1F1N60-0000-000/952-1050-ND/2264039
male: http://www.digikey.ca/product-detail/en/M83-LML3M1N60-0000-000/952-1051-ND/2264040
</text:p>
          </table:table-cell>
          <table:table-cell table:number-columns-repeated="2"/>
          <table:table-cell table:style-name="ce25" office:value-type="string">
            <text:p>APPROVED</text:p>
          </table:table-cell>
        </table:table-row>
        <table:table-row table:style-name="ro10">
          <table:covered-table-cell/>
          <table:table-cell table:style-name="ce21" office:value-type="string">
            <text:p>PCB to wire, vertical or 90deg</text:p>
          </table:table-cell>
          <table:table-cell table:style-name="ce21" office:value-type="float" office:value="12">
            <text:p>12</text:p>
          </table:table-cell>
          <table:table-cell table:style-name="ce21" office:value-type="string">
            <text:p>20-24</text:p>
          </table:table-cell>
          <table:table-cell/>
          <table:table-cell table:style-name="ce21" office:value-type="string">
            <text:p>DB 25 to CD&amp;H</text:p>
          </table:table-cell>
          <table:table-cell table:style-name="ce21" office:value-type="string">
            <text:p>Mouser lets us buy by the unit. Male PCB: http://ca.mouser.com/ProductDetail/Harwin/M80-8671222/?qs=sGAEpiMZZMtsLRyDR9nM1%252bDSY4KUGB69hFMtrtIF9iQ%3d
Female Crimp: http://www.digikey.ca/scripts/dksearch/dksus.dll?vendor=0&amp;keywords=M80-8891205</text:p>
          </table:table-cell>
          <table:table-cell table:style-name="ce21" office:value-type="string">
            <text:p>http://www.digikey.ca/scripts/dksearch/dksus.dll?vendor=0&amp;keywords=M80-8671222-ND , http://www.digikey.ca/scripts/dksearch/dksus.dll?vendor=0&amp;keywords=M80-8891205</text:p>
          </table:table-cell>
          <table:table-cell table:style-name="ce21" office:value-type="string">
            <text:p>Male: $5.30 Female: $8.14</text:p>
          </table:table-cell>
          <table:table-cell table:style-name="ce21" office:value-type="string">
            <text:p>female: http://www.digikey.ca/product-detail/en/M80-8881205/952-1200-ND/2264189
male: http://www.digikey.ca/product-detail/en/M80-8281242/952-1164-5-ND/2264153
male: http://www.digikey.ca/product-detail/en/M80-8531242/952-1098-5-ND/2264087

right angle:
male: http://www.digikey.ca/product-detail/en/M80-8511242/952-1131-5-ND/2264120</text:p>
          </table:table-cell>
          <table:table-cell table:number-columns-repeated="2"/>
          <table:table-cell table:style-name="ce23" office:value-type="string">
            <text:p>PARTIALlY APPROVED

polyamide!</text:p>
          </table:table-cell>
        </table:table-row>
        <table:table-row table:style-name="ro11">
          <table:covered-table-cell/>
          <table:table-cell table:style-name="ce21" office:value-type="string">
            <text:p>PCB to wire, vertical or 90deg</text:p>
          </table:table-cell>
          <table:table-cell table:style-name="ce21" office:value-type="float" office:value="2">
            <text:p>2</text:p>
          </table:table-cell>
          <table:table-cell table:style-name="ce21" office:value-type="string">
            <text:p>16 - 20 (Ty)</text:p>
          </table:table-cell>
          <table:table-cell/>
          <table:table-cell table:style-name="ce21" office:value-type="string">
            <text:p>batteries to CD&amp;H</text:p>
          </table:table-cell>
          <table:table-cell table:number-columns-repeated="3"/>
          <table:table-cell table:style-name="ce21" office:value-type="string">
            <text:p>female: http://www.digikey.ca/product-detail/en/M80-8980205/952-1182-ND/2264171
male: http://www.digikey.ca/product-detail/en/M80-8820242/952-1069-5-ND/2264058
</text:p>
          </table:table-cell>
          <table:table-cell table:number-columns-repeated="2"/>
          <table:table-cell table:style-name="ce23" office:value-type="string">
            <text:p>PARTIALLY APPROVED

need to check if the glass filled polyamide they use outgasses or if it can be baked? if it cannot happen, the male part found by Eric on mouser uses a different platic</text:p>
          </table:table-cell>
        </table:table-row>
        <table:table-row table:style-name="ro12">
          <table:covered-table-cell/>
          <table:table-cell table:style-name="ce21" office:value-type="string">
            <text:p>PCB to wire, 90deg</text:p>
          </table:table-cell>
          <table:table-cell table:style-name="ce21" office:value-type="float" office:value="30">
            <text:p>30</text:p>
          </table:table-cell>
          <table:table-cell table:style-name="ce21" office:value-type="string">
            <text:p>16 - 20 for cells ( Ty - best guest ), 20-24 for others</text:p>
          </table:table-cell>
          <table:table-cell/>
          <table:table-cell table:style-name="ce21" office:value-type="string">
            <text:p>DB44 to payload board</text:p>
          </table:table-cell>
          <table:table-cell table:style-name="ce21" office:value-type="string">
            <text:p>FInd current and voltage</text:p>
          </table:table-cell>
          <table:table-cell table:number-columns-repeated="2"/>
          <table:table-cell table:style-name="ce21" office:value-type="string">
            <text:p>two row, 34pin:
female: http://www.digikey.ca/product-detail/en/M80-4613405/952-1037-ND/2264026
male: http://www.digikey.ca/product-detail/en/M80-5403442/952-1029-5-ND/2264018

two row, 50pin
female: http://www.digikey.ca/product-detail/en/M80-4605005/952-1047-ND/2264036
male: http://www.digikey.ca/product-detail/en/M80-5405042/952-1031-5-ND/2264020
</text:p>
          </table:table-cell>
          <table:table-cell table:number-columns-repeated="2"/>
          <table:table-cell table:style-name="ce25" office:value-type="string">
            <text:p>APPROVED</text:p>
          </table:table-cell>
        </table:table-row>
        <table:table-row table:style-name="ro13">
          <table:table-cell table:style-name="ce22"/>
          <table:table-cell table:style-name="ce21" office:value-type="string">
            <text:p>DB44</text:p>
          </table:table-cell>
          <table:table-cell table:style-name="ce21" office:value-type="float" office:value="44">
            <text:p>44</text:p>
          </table:table-cell>
          <table:table-cell table:number-columns-repeated="2"/>
          <table:table-cell table:style-name="ce21" office:value-type="string">
            <text:p>Needs to match the dimensions of a DB25, so it will have three rows of pins</text:p>
          </table:table-cell>
          <table:table-cell table:style-name="ce21" office:value-type="string">
            <text:p>http://www.digikey.ca/product-search/en?FV=fff40016,fff8051c,ffec87ba</text:p>
          </table:table-cell>
          <table:table-cell table:number-columns-repeated="2"/>
          <table:table-cell table:style-name="ce21" office:value-type="string">
            <text:p>male: http://www.digikey.ca/product-detail/en/M24308%2F4-13/A34444-ND/1122047
female: http://www.digikey.ca/product-detail/en/M24308%2F2-13/A34443-ND/1145379

male: http://www.alliedelec.com/search/productdetail.aspx?SKU=70070153
female: http://www.alliedelec.com/images/products/datasheets/bm/HARTING_ELECTRONIK_INC/70070158.pdf
crimps (24-26 AWG): http://www.alliedelec.com/search/productdetail.aspx?SKU=70070162</text:p>
          </table:table-cell>
          <table:table-cell table:number-columns-repeated="2"/>
          <table:table-cell table:style-name="ce23" office:value-type="string">
            <text:p>PARTIALLY APPROVED

connectors seem to have some zinc and chromate, ubt I don't know how much of a contamination risk they pose and if we can't just bake the connector. unfortunately, the connector doesn't meet outgassing test in the mil standard for space applications but it meets all other ones - that's not such a good sign</text:p>
          </table:table-cell>
        </table:table-row>
        <table:table-row table:style-name="ro8">
          <table:table-cell table:style-name="ce22" table:number-columns-spanned="1" table:number-rows-spanned="4" office:value-type="string">
            <text:p>Below Elec Bay</text:p>
          </table:table-cell>
          <table:table-cell table:style-name="ce21" office:value-type="string">
            <text:p>4 X PCB to wire, 90deg</text:p>
          </table:table-cell>
          <table:table-cell table:style-name="ce21" office:value-type="float" office:value="6">
            <text:p>6</text:p>
          </table:table-cell>
          <table:table-cell table:style-name="ce21" office:value-type="string">
            <text:p>16 - 20 ( Ty )</text:p>
          </table:table-cell>
          <table:table-cell/>
          <table:table-cell table:style-name="ce21" office:value-type="string">
            <text:p>Solar Panels to DB44</text:p>
          </table:table-cell>
          <table:table-cell table:style-name="ce21" office:value-type="string">
            <text:p>Mouser lets us buy by the unit. Male PCB http://ca.mouser.com/ProductDetail/Harwin/M80-8760622/?qs=sGAEpiMZZMtsLRyDR9nM1%2fIXyW1Ctpx7tUTq8w%2fVxZY%3d
Female Crimp 22G : http://ca.mouser.com/ProductDetail/Harwin/M80-8990605/?qs=sGAEpiMZZMtsLRyDR9nM10M7wAK5dulT5n53sbpKDF8%3d</text:p>
          </table:table-cell>
          <table:table-cell table:style-name="ce21" office:value-type="string">
            <text:p>http://www.digikey.ca/scripts/dksearch/dksus.dll?vendor=0&amp;keywords=M80-8770622</text:p>
          </table:table-cell>
          <table:table-cell table:style-name="ce21" office:value-type="string">
            <text:p>Male: $4.25 Female: $4.87</text:p>
          </table:table-cell>
          <table:table-cell table:style-name="ce21" office:value-type="string">
            <text:p>female: http://www.digikey.ca/product-detail/en/M80-8990605/952-1193-ND/2264182
male: http://www.digikey.ca/product-detail/en/M80-8420642/952-1080-5-ND/2264069</text:p>
          </table:table-cell>
          <table:table-cell table:number-columns-repeated="2"/>
          <table:table-cell table:style-name="ce23" office:value-type="string">
            <text:p>PARTIALLY APPROVED

connectors on mouser: everything is fine, but the connector needs to be at 90deg with the PCB - edited to accomodate 90deg connector.
connectors on digikey: polyamide!</text:p>
          </table:table-cell>
        </table:table-row>
        <table:table-row table:style-name="ro14">
          <table:covered-table-cell/>
          <table:table-cell table:style-name="ce21" office:value-type="string">
            <text:p>PCB to wire, vertical</text:p>
          </table:table-cell>
          <table:table-cell table:style-name="ce21" office:value-type="float" office:value="3">
            <text:p>3</text:p>
          </table:table-cell>
          <table:table-cell table:number-columns-repeated="2"/>
          <table:table-cell table:style-name="ce21" office:value-type="string">
            <text:p>goes to DB44, need to be shielded</text:p>
          </table:table-cell>
          <table:table-cell table:style-name="ce21" office:value-type="string">
            <text:p>Mouser lets us buy by the unit. Male PCB http://ca.mouser.com/ProductDetail/Harwin/M80-8770322/?qs=sGAEpiMZZMtsLRyDR9nM12b9fuej8UjTmexQPLryR4o%3d 
Female Crimp: http://ca.mouser.com/ProductDetail/Harwin/M80-8980305/?qs=sGAEpiMZZMveaWjGIsDKYtiKQzzClW6L</text:p>
          </table:table-cell>
          <table:table-cell table:style-name="ce21" office:value-type="string">
            <text:p>http://www.digikey.com/product-detail/en/M80-8770322/M80-8770322-ND/2272010</text:p>
          </table:table-cell>
          <table:table-cell table:style-name="ce21" office:value-type="string">
            <text:p>Male: $3.25 Female: $3.07</text:p>
          </table:table-cell>
          <table:table-cell table:style-name="ce21" office:value-type="string">
            <text:p>female: http://www.digikey.ca/product-detail/en/M80-8990305/952-1190-ND/2264179
male: http://www.digikey.ca/product-detail/en/M80-8040322/952-1950-ND/3727917
male: http://www.digikey.ca/product-detail/en/M80-8460342/952-1949-ND/3727916

note the male ones are 90deg but it may be fine</text:p>
          </table:table-cell>
          <table:table-cell table:number-columns-repeated="2"/>
          <table:table-cell table:style-name="ce25" office:value-type="string">
            <text:p>APPROVED</text:p>
          </table:table-cell>
        </table:table-row>
        <table:table-row table:style-name="ro10">
          <table:covered-table-cell/>
          <table:table-cell table:style-name="ce21" office:value-type="string">
            <text:p>3 X PCB to wire, vertical</text:p>
          </table:table-cell>
          <table:table-cell table:style-name="ce21" office:value-type="float" office:value="4">
            <text:p>4</text:p>
          </table:table-cell>
          <table:table-cell table:number-columns-repeated="2"/>
          <table:table-cell table:style-name="ce21" office:value-type="string">
            <text:p>two of the connections are to interconnect the ACS boards (short wires)</text:p>
          </table:table-cell>
          <table:table-cell table:style-name="ce21" office:value-type="string">
            <text:p>if we buy it from here, Male PCB http://ca.mouser.com/ProductDetail/Harwin/M80-8770422/?qs=sGAEpiMZZMtsLRyDR9nM1%2fIXyW1Ctpx7ZA6uCIm8ewU%3d, they have 4 left, and we can buy by the unit. 
Female Crimp: http://ca.mouser.com/ProductDetail/Harwin/M80-8980405/?qs=sGAEpiMZZMtfXl%252bsADUrUPVIDPSx5SFt</text:p>
          </table:table-cell>
          <table:table-cell table:style-name="ce21" office:value-type="string">
            <text:p>http://www.digikey.ca/scripts/dksearch/dksus.dll?vendor=0&amp;keywords=M80-8770422-ND</text:p>
          </table:table-cell>
          <table:table-cell table:style-name="ce21" office:value-type="string">
            <text:p>Male: $3.37 Female: $3.35</text:p>
          </table:table-cell>
          <table:table-cell table:style-name="ce21" office:value-type="string">
            <text:p>female: http://www.digikey.ca/product-detail/en/M80-8990405/952-1191-ND/2264180
male: http://www.digikey.ca/product-detail/en/M80-8820442/952-1071-5-ND/2264060</text:p>
          </table:table-cell>
          <table:table-cell table:number-columns-repeated="2"/>
          <table:table-cell table:style-name="ce23" office:value-type="string">
            <text:p>PARTIALLY APPROVED

mouser - fine
digikey - polyamide!</text:p>
          </table:table-cell>
        </table:table-row>
        <table:table-row table:style-name="ro5">
          <table:covered-table-cell/>
          <table:table-cell table:style-name="ce21" office:value-type="string">
            <text:p>PCB to wire, vertical</text:p>
          </table:table-cell>
          <table:table-cell table:style-name="ce21" office:value-type="float" office:value="2">
            <text:p>2</text:p>
          </table:table-cell>
          <table:table-cell table:number-columns-repeated="3"/>
          <table:table-cell table:style-name="ce21" office:value-type="string">
            <text:p>Male PCB: http://ca.mouser.com/ProductDetail/Harwin/M80-8770222/?qs=sGAEpiMZZMtsLRyDR9nM1yYng4wbORP%2fCjnLSoexlLg%3d, 
Female Crimp: http://ca.mouser.com/ProductDetail/Harwin/M80-8980205/?qs=%2fha2pyFadugwGlPO3uoMwU%2f40ApcXLMxMIyHSt2rLNg%3d</text:p>
          </table:table-cell>
          <table:table-cell/>
          <table:table-cell table:style-name="ce21" office:value-type="string">
            <text:p>Male: $3.12 Female: $2.05</text:p>
          </table:table-cell>
          <table:table-cell table:style-name="ce21" office:value-type="string">
            <text:p>female: http://www.digikey.ca/product-detail/en/M80-8980205/952-1182-ND/2264171
male: http://www.digikey.ca/product-detail/en/M80-8820242/952-1069-5-ND/2264058</text:p>
          </table:table-cell>
          <table:table-cell table:number-columns-repeated="2"/>
          <table:table-cell table:style-name="ce23" office:value-type="string">
            <text:p>PARTIALLY APPROVED

mouser - fine

digikey: need to check if the glass filled polyamide they use outgasses or if it can be baked? if it cannot happen, the male part found by Eric on mouser uses a different platic</text:p>
          </table:table-cell>
        </table:table-row>
        <table:table-row table:number-rows-repeated="1" table:style-name="ro1"/>
        <table:table-row table:style-name="ro2">
          <table:table-cell table:number-columns-repeated="6"/>
          <table:table-cell table:style-name="ce21" office:value-type="string">
            <text:p>Additional information:</text:p>
          </table:table-cell>
        </table:table-row>
        <table:table-row table:style-name="ro15">
          <table:table-cell table:number-columns-repeated="6"/>
          <table:table-cell table:style-name="ce21" office:value-type="string">
            <text:p>HARWIN OUTGASSING DATA SHEET: http://www.harwin.com/include/downloads/pdfs/OUTGASSING_DATA_FOR_HARWIN_PRODUCTS_2013-01-22.PDF , mainly looking for connectors made of PBT Valox 420SEO Black, with .33% TML. All the Harwin connectors included in this list fall under this material, except for 2 pin wire-to-wire M80-8080205, which has a 1.01% TML.
We might need a tool to remove the latches, and the harwin branded one is ridiculously expensive. http://www.digikey.com.au/scripts/DkSearch/dksus.dll?WT.z_header=search_go&amp;lang=en&amp;keywords=t5746&amp;x=0&amp;y=0
Perhaps you guys have one, or we could fabricate a similar tool.</text:p>
          </table:table-cell>
        </table:table-row>
        <table:table-row table:number-rows-repeated="1" table:style-name="ro1"/>
        <table:table-row table:style-name="ro16">
          <table:table-cell table:number-columns-repeated="6"/>
          <table:table-cell table:style-name="ce21" office:value-type="string">
            <text:p>Harwin crimp pins: http://www.digikey.ca/product-search/en/connectors-interconnects/rectangular-connectors-contacts/1442670?k=harwin</text:p>
          </table:table-cell>
        </table:table-row>
        <table:table-row table:number-rows-repeated="1" table:style-name="ro1"/>
        <table:table-row table:style-name="ro15">
          <table:table-cell table:number-columns-repeated="6"/>
          <table:table-cell table:style-name="ce21" office:value-type="string">
            <text:p>polyamide doesn't meet the outgassing requirements, infact it's a common contaminant: http://books.google.ca/books?id=FDr3iFDh7M8C&amp;pg=PA26&amp;lpg=PA26&amp;dq=polyamide+outgassing+contamination&amp;source=bl&amp;ots=HMmRkprVZO&amp;sig=Wnj7nkHgFWkSH61H9xxNalSi0cI&amp;hl=en&amp;sa=X&amp;ei=iloVUaGBK-m0yAGwl4G4DA&amp;ved=0CD0Q6AEwAg#v=onepage&amp;q=polyamide%20outgassing%20contamination&amp;f=false
but we may be able to bake the connectors to get rid of the contaminants: http://esmat.esa.int/Services/outgassing_data/outgassing_data.html</text:p>
          </table:table-cell>
        </table:table-row>
        <table:table-row table:number-rows-repeated="1" table:style-name="ro1"/>
        <table:table-row table:style-name="ro16">
          <table:table-cell table:number-columns-repeated="6"/>
          <table:table-cell table:style-name="ce21" office:value-type="string">
            <text:p>some of these may be space qualified: http://www.digikey.ca/product-search/en/connectors-interconnects/rectangular-connectors-headers-male-pins/1442547</text:p>
          </table:table-cell>
        </table:table-row>
        <table:table-row table:number-rows-repeated="7" table:style-name="ro1"/>
        <table:table-row table:style-name="ro2">
          <table:table-cell table:number-columns-repeated="4"/>
          <table:table-cell table:style-name="ce21" office:value-type="string">
            <text:p>Final list of connectors</text:p>
          </table:table-cell>
        </table:table-row>
        <table:table-row table:number-rows-repeated="1" table:style-name="ro1"/>
        <table:table-row table:style-name="ro2">
          <table:table-cell table:number-columns-repeated="4"/>
          <table:table-cell table:style-name="ce21" office:value-type="string">
            <text:p>Module</text:p>
          </table:table-cell>
          <table:table-cell table:style-name="ce21" office:value-type="string">
            <text:p>Connector description</text:p>
          </table:table-cell>
          <table:table-cell table:style-name="ce21" office:value-type="string">
            <text:p>male</text:p>
          </table:table-cell>
          <table:table-cell table:style-name="ce21" office:value-type="string">
            <text:p>female</text:p>
          </table:table-cell>
          <table:table-cell table:style-name="ce21" office:value-type="string">
            <text:p>Required number for one sat</text:p>
          </table:table-cell>
          <table:table-cell table:style-name="ce21" office:value-type="string">
            <text:p>Required number for purchasing</text:p>
          </table:table-cell>
        </table:table-row>
        <table:table-row table:style-name="ro17">
          <table:table-cell table:number-columns-repeated="5"/>
          <table:table-cell table:style-name="ce21" office:value-type="string">
            <text:p>DB15 (umb. cord)</text:p>
          </table:table-cell>
          <table:table-cell table:style-name="ce21" office:value-type="string">
            <text:p>http://www.digikey.ca/product-detail/en/5-747908-2/A32503-ND/993060</text:p>
          </table:table-cell>
          <table:table-cell table:style-name="ce21" office:value-type="string">
            <text:p>http://www.digikey.ca/product-detail/en/5-747909-2/A32504-ND/993061</text:p>
          </table:table-cell>
          <table:table-cell table:style-name="ce21" office:value-type="float" office:value="1">
            <text:p>1</text:p>
          </table:table-cell>
          <table:table-cell table:style-name="ce21" table:formula="oooc:=[.I38]*2" office:value-type="float" office:value="2">
            <text:p>2</text:p>
          </table:table-cell>
        </table:table-row>
        <table:table-row table:style-name="ro18">
          <table:table-cell table:number-columns-repeated="5"/>
          <table:table-cell table:style-name="ce21" office:value-type="string">
            <text:p>DB25s</text:p>
          </table:table-cell>
          <table:table-cell table:style-name="ce21" office:value-type="string">
            <text:p>http://www.digikey.ca/scripts/dksearch/dksus.dll?vendor=0&amp;keywords=5-747912-2</text:p>
          </table:table-cell>
          <table:table-cell table:style-name="ce21" office:value-type="string">
            <text:p>http://www.digikey.ca/product-detail/en/5-747913-2/A32508-ND/1014900</text:p>
          </table:table-cell>
          <table:table-cell table:style-name="ce21" office:value-type="float" office:value="3">
            <text:p>3</text:p>
          </table:table-cell>
          <table:table-cell table:style-name="ce21" table:formula="oooc:=[.I39]*2" office:value-type="float" office:value="6">
            <text:p>6</text:p>
          </table:table-cell>
        </table:table-row>
        <table:table-row table:style-name="ro18">
          <table:table-cell table:number-columns-repeated="4"/>
          <table:table-cell table:style-name="ce22" table:number-columns-spanned="1" table:number-rows-spanned="5" office:value-type="string">
            <text:p>Elec Bay</text:p>
          </table:table-cell>
          <table:table-cell table:style-name="ce21" office:value-type="string">
            <text:p>CDH - 4 pin power</text:p>
          </table:table-cell>
          <table:table-cell table:style-name="ce21" office:value-type="string">
            <text:p>http://www.digikey.ca/product-detail/en/M80-5000000M1-04-331-00-000/952-1255-ND/2264242</text:p>
          </table:table-cell>
          <table:table-cell table:style-name="ce21" office:value-type="string">
            <text:p>http://www.digikey.ca/product-detail/en/M80-5000000M2-04-331-00-000/952-1652-ND/2616371</text:p>
          </table:table-cell>
          <table:table-cell table:style-name="ce21" office:value-type="float" office:value="1">
            <text:p>1</text:p>
          </table:table-cell>
          <table:table-cell table:style-name="ce21" table:formula="oooc:=[.I40]*2" office:value-type="float" office:value="2">
            <text:p>2</text:p>
          </table:table-cell>
        </table:table-row>
        <table:table-row table:style-name="ro16">
          <table:table-cell table:number-columns-repeated="4"/>
          <table:covered-table-cell/>
          <table:table-cell table:style-name="ce21" office:value-type="string">
            <text:p>CDH - 10 pin power</text:p>
          </table:table-cell>
          <table:table-cell table:style-name="ce21" office:value-type="string">
            <text:p>http://www.digikey.ca/scripts/dksearch/dksus.dll?FV=ffec5eac%2Cfff40016%2Cfff802f3&amp;k=harwin&amp;vendor=0&amp;mnonly=0&amp;newproducts=0&amp;ptm=0&amp;fid=0&amp;quantity=0&amp;PV88=10</text:p>
          </table:table-cell>
          <table:table-cell table:style-name="ce21" office:value-type="string">
            <text:p>http://www.digikey.ca/product-detail/en/M80-4000000F1-10-325-00-000/952-1651-ND/2616370</text:p>
          </table:table-cell>
          <table:table-cell table:style-name="ce21" office:value-type="float" office:value="1">
            <text:p>1</text:p>
          </table:table-cell>
          <table:table-cell table:style-name="ce21" table:formula="oooc:=[.I41]*2" office:value-type="float" office:value="2">
            <text:p>2</text:p>
          </table:table-cell>
        </table:table-row>
        <table:table-row table:style-name="ro19">
          <table:table-cell table:number-columns-repeated="4"/>
          <table:covered-table-cell/>
          <table:table-cell table:style-name="ce21" office:value-type="string">
            <text:p>CDH - Q6 50 pin</text:p>
          </table:table-cell>
          <table:table-cell table:number-columns-repeated="2"/>
          <table:table-cell table:style-name="ce21" office:value-type="float" office:value="1">
            <text:p>1</text:p>
          </table:table-cell>
          <table:table-cell table:style-name="ce21" table:formula="oooc:=[.I42]*2" office:value-type="float" office:value="2">
            <text:p>2</text:p>
          </table:table-cell>
        </table:table-row>
        <table:table-row table:style-name="ro17">
          <table:table-cell table:number-columns-repeated="4"/>
          <table:covered-table-cell/>
          <table:table-cell table:style-name="ce21" office:value-type="string">
            <text:p>CDH - 8 pin signal</text:p>
          </table:table-cell>
          <table:table-cell table:style-name="ce21" office:value-type="string">
            <text:p>http://www.digikey.ca/product-detail/en/M80-8670805/952-2116-ND/3728080</text:p>
          </table:table-cell>
          <table:table-cell table:style-name="ce21" office:value-type="string">
            <text:p>http://www.digikey.ca/product-detail/en/M80-8890805/952-1209-ND/2264198</text:p>
          </table:table-cell>
          <table:table-cell table:style-name="ce21" office:value-type="float" office:value="1">
            <text:p>1</text:p>
          </table:table-cell>
          <table:table-cell table:style-name="ce21" table:formula="oooc:=[.I43]*2" office:value-type="float" office:value="2">
            <text:p>2</text:p>
          </table:table-cell>
        </table:table-row>
        <table:table-row table:style-name="ro17">
          <table:table-cell table:number-columns-repeated="4"/>
          <table:covered-table-cell/>
          <table:table-cell table:style-name="ce21" office:value-type="string">
            <text:p>Bottom of Elec Bay to DB25s</text:p>
          </table:table-cell>
          <table:table-cell table:style-name="ce21" office:value-type="string">
            <text:p>http://www.digikey.ca/product-detail/en/M80-8661622/952-2390-5-ND/2272073</text:p>
          </table:table-cell>
          <table:table-cell table:style-name="ce21" office:value-type="string">
            <text:p>http://www.digikey.ca/product-detail/en/M80-8891605/952-1213-ND/2264202</text:p>
          </table:table-cell>
          <table:table-cell table:style-name="ce21" office:value-type="float" office:value="2">
            <text:p>2</text:p>
          </table:table-cell>
          <table:table-cell table:style-name="ce21" table:formula="oooc:=[.I44]*2" office:value-type="float" office:value="4">
            <text:p>4</text:p>
          </table:table-cell>
        </table:table-row>
        <table:table-row table:style-name="ro18">
          <table:table-cell table:number-columns-repeated="4"/>
          <table:table-cell table:style-name="ce22" table:number-columns-spanned="1" table:number-rows-spanned="3" office:value-type="string">
            <text:p>Payload boards</text:p>
          </table:table-cell>
          <table:table-cell table:style-name="ce21" office:value-type="string">
            <text:p>Power for Payload</text:p>
          </table:table-cell>
          <table:table-cell table:style-name="ce21" office:value-type="string">
            <text:p>http://www.digikey.ca/product-detail/en/M80-5000000M1-02-331-00-000/952-1243-ND/2264230</text:p>
          </table:table-cell>
          <table:table-cell table:style-name="ce21" office:value-type="string">
            <text:p>http://www.digikey.ca/product-detail/en/M80-4000000F1-02-325-00-000/952-1242-ND/2264229</text:p>
          </table:table-cell>
          <table:table-cell table:style-name="ce21" office:value-type="float" office:value="1">
            <text:p>1</text:p>
          </table:table-cell>
          <table:table-cell table:style-name="ce21" table:formula="oooc:=[.I45]*2" office:value-type="float" office:value="2">
            <text:p>2</text:p>
          </table:table-cell>
        </table:table-row>
        <table:table-row table:style-name="ro18">
          <table:table-cell table:number-columns-repeated="4"/>
          <table:covered-table-cell/>
          <table:table-cell table:style-name="ce21" office:value-type="string">
            <text:p>Payload signal</text:p>
          </table:table-cell>
          <table:table-cell table:style-name="ce21" office:value-type="string">
            <text:p>http://www.digikey.ca/product-detail/en/M80-8670622/952-2410-5-ND/2272035</text:p>
          </table:table-cell>
          <table:table-cell table:style-name="ce21" office:value-type="string">
            <text:p>http://www.digikey.ca/scripts/DkSearch/dksus.dll?FullDetail&amp;name=952-1208-ND#matingproducts</text:p>
          </table:table-cell>
          <table:table-cell table:style-name="ce21" office:value-type="float" office:value="1">
            <text:p>1</text:p>
          </table:table-cell>
          <table:table-cell table:style-name="ce21" table:formula="oooc:=[.I46]*2" office:value-type="float" office:value="2">
            <text:p>2</text:p>
          </table:table-cell>
        </table:table-row>
        <table:table-row table:style-name="ro19">
          <table:table-cell table:number-columns-repeated="4"/>
          <table:covered-table-cell/>
          <table:table-cell table:number-columns-repeated="3"/>
          <table:table-cell/>
          <table:table-cell table:style-name="ce21" table:formula="oooc:=[.I47]*2" office:value-type="float" office:value="0">
            <text:p>0</text:p>
          </table:table-cell>
        </table:table-row>
        <table:table-row table:style-name="ro18">
          <table:table-cell table:number-columns-repeated="4"/>
          <table:table-cell table:style-name="ce22" table:number-columns-spanned="1" table:number-rows-spanned="3" office:value-type="string">
            <text:p>Under Elec Bay</text:p>
          </table:table-cell>
          <table:table-cell table:style-name="ce21" office:value-type="string">
            <text:p>Solar Cell connectors</text:p>
          </table:table-cell>
          <table:table-cell table:style-name="ce21" office:value-type="string">
            <text:p>http://www.digikey.ca/product-detail/en/M80-8660622/952-2416-5-ND/2272068</text:p>
          </table:table-cell>
          <table:table-cell table:style-name="ce21" office:value-type="string">
            <text:p>http://www.digikey.ca/scripts/DkSearch/dksus.dll?FullDetail&amp;name=952-1208-ND#matingproducts</text:p>
          </table:table-cell>
          <table:table-cell table:style-name="ce21" office:value-type="float" office:value="4">
            <text:p>4</text:p>
          </table:table-cell>
          <table:table-cell table:style-name="ce21" table:formula="oooc:=[.I48]*2" office:value-type="float" office:value="8">
            <text:p>8</text:p>
          </table:table-cell>
        </table:table-row>
        <table:table-row table:style-name="ro18">
          <table:table-cell table:number-columns-repeated="4"/>
          <table:covered-table-cell/>
          <table:table-cell table:style-name="ce21" office:value-type="string">
            <text:p>Deployment mechanism</text:p>
          </table:table-cell>
          <table:table-cell table:style-name="ce21" office:value-type="string">
            <text:p>http://www.digikey.ca/product-detail/en/M80-5000000M1-02-331-00-000/952-1243-ND/2264230</text:p>
          </table:table-cell>
          <table:table-cell table:style-name="ce21" office:value-type="string">
            <text:p>http://www.digikey.ca/product-detail/en/M80-4000000F1-02-325-00-000/952-1242-ND/2264229</text:p>
          </table:table-cell>
          <table:table-cell table:style-name="ce21" office:value-type="float" office:value="1">
            <text:p>1</text:p>
          </table:table-cell>
          <table:table-cell table:style-name="ce21" table:formula="oooc:=[.I49]*2" office:value-type="float" office:value="2">
            <text:p>2</text:p>
          </table:table-cell>
        </table:table-row>
        <table:table-row table:style-name="ro17">
          <table:table-cell table:number-columns-repeated="4"/>
          <table:covered-table-cell/>
          <table:table-cell table:style-name="ce21" office:value-type="string">
            <text:p>ACS boards</text:p>
          </table:table-cell>
          <table:table-cell table:style-name="ce21" office:value-type="string">
            <text:p>http://www.digikey.ca/product-detail/en/M80-8790422/952-1956-ND/3727923</text:p>
          </table:table-cell>
          <table:table-cell table:style-name="ce21" office:value-type="string">
            <text:p>http://www.digikey.ca/product-detail/en/M80-8990405/952-1191-ND/2264180</text:p>
          </table:table-cell>
          <table:table-cell table:style-name="ce21" office:value-type="float" office:value="3">
            <text:p>3</text:p>
          </table:table-cell>
          <table:table-cell table:style-name="ce21" table:formula="oooc:=[.I50]*2" office:value-type="float" office:value="6">
            <text:p>6</text:p>
          </table:table-cell>
        </table:table-row>
      </table:table>
      <table:named-expressions>
        <table:named-expression table:name="ag7k7oqe78xw" table:base-cell-address="$Sheet1.$A$1" table:expression="[Sheet1.$D$2]"/>
        <table:named-expression table:name="w9ljitw85tzd" table:base-cell-address="$Sheet1.$A$1" table:expression="[Sheet1.$D$2]"/>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Sheet1" style:display-name="PageStyle_Sheet1" style:page-layout-name="pm1">
      <style:header style:display="false"/>
      <style:header-left style:display="false"/>
      <style:footer style:display="false"/>
      <style:footer-left style:display="false"/>
    </style:master-page>
  </office:master-styles>
</office:document-styles>
</file>